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Montserrat Medium" svg:font-family="'Montserrat Medium'" style:font-family-generic="roman" style:font-pitch="variable"/>
    <style:font-face style:name="Tahoma" svg:font-family="Tahoma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top="0cm" fo:margin-bottom="0.353cm" style:contextual-spacing="false"/>
    </style:style>
    <style:style style:name="P2" style:family="paragraph" style:parent-style-name="Frame_20_contents">
      <style:paragraph-properties fo:margin-top="0cm" fo:margin-bottom="0.353cm" style:contextual-spacing="false"/>
      <style:text-properties officeooo:rsid="000629f7" officeooo:paragraph-rsid="000629f7"/>
    </style:style>
    <style:style style:name="P3" style:family="paragraph" style:parent-style-name="Frame_20_contents">
      <style:paragraph-properties fo:margin-top="0cm" fo:margin-bottom="0.353cm" style:contextual-spacing="false"/>
      <style:text-properties officeooo:rsid="000629f7" officeooo:paragraph-rsid="0007a3f0"/>
    </style:style>
    <style:style style:name="P4" style:family="paragraph" style:parent-style-name="Frame_20_contents">
      <style:paragraph-properties fo:margin-top="0cm" fo:margin-bottom="0.353cm" style:contextual-spacing="false"/>
      <style:text-properties officeooo:rsid="0007a3f0" officeooo:paragraph-rsid="0007a3f0"/>
    </style:style>
    <style:style style:name="P5" style:family="paragraph" style:parent-style-name="Header">
      <style:paragraph-properties fo:text-align="end" style:justify-single-word="false"/>
      <style:text-properties fo:color="#354b60" loext:opacity="100%"/>
    </style:style>
    <style:style style:name="P6" style:family="paragraph" style:parent-style-name="Heading_20_1" style:master-page-name="Standard">
      <style:paragraph-properties fo:margin-top="0.847cm" fo:margin-bottom="0cm" style:contextual-spacing="false" fo:text-align="center" style:justify-single-word="false" style:page-number="auto"/>
    </style:style>
    <style:style style:name="P7" style:family="paragraph" style:parent-style-name="Heading_20_2">
      <style:text-properties fo:color="#354b60" loext:opacity="100%" style:font-name="Arial" fo:font-size="16pt" style:font-size-asian="16pt" style:font-size-complex="16pt"/>
    </style:style>
    <style:style style:name="P8" style:family="paragraph" style:parent-style-name="Heading_20_2">
      <style:text-properties style:font-name="Arial"/>
    </style:style>
    <style:style style:name="P9" style:family="paragraph" style:parent-style-name="Standard">
      <style:text-properties style:font-name="Arial"/>
    </style:style>
    <style:style style:name="P10" style:family="paragraph" style:parent-style-name="Standard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P11" style:family="paragraph">
      <loext:graphic-properties draw:fill="solid" draw:fill-color="#f2f2f2"/>
      <style:paragraph-properties fo:text-align="center"/>
      <style:text-properties fo:color="#000000" loext:opacity="100%" fo:font-size="18pt"/>
    </style:style>
    <style:style style:name="T1" style:family="text">
      <style:text-properties fo:color="#96c134" loext:opacity="100%" style:font-name="Arial" fo:font-size="24pt" style:font-size-asian="24pt" style:font-size-complex="24pt"/>
    </style:style>
    <style:style style:name="T2" style:family="text">
      <style:text-properties style:font-name="Arial"/>
    </style:style>
    <style:style style:name="T3" style:family="text">
      <style:text-properties fo:color="#354b60" loext:opacity="100%" style:font-name="Arial" fo:font-size="16pt" style:font-size-asian="16pt" style:font-size-complex="16pt"/>
    </style:style>
    <style:style style:name="T4" style:family="text">
      <style:text-properties fo:color="#354b60" loext:opacity="100%" style:font-name="Arial" fo:font-size="16pt" officeooo:rsid="0007a3f0" style:font-size-asian="16pt" style:font-size-complex="16pt"/>
    </style:style>
    <style:style style:name="T5" style:family="text">
      <style:text-properties fo:color="#354b60" loext:opacity="100%" style:font-name="Montserrat Medium" fo:font-size="16pt" style:font-size-asian="16pt" style:font-size-complex="16pt"/>
    </style:style>
    <style:style style:name="T6" style:family="text">
      <style:text-properties fo:color="#000000" loext:opacity="100%" style:font-name="Arial"/>
    </style:style>
    <style:style style:name="T7" style:family="text">
      <style:text-properties fo:color="#000000" loext:opacity="100%" style:font-name="Arial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8" style:family="text">
      <style:text-properties fo:color="#000000" loext:opacity="100%" style:font-name="Arial" fo:font-size="11pt" fo:language="fr" fo:country="FR" officeooo:rsid="000267b7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9" style:family="text">
      <style:text-properties fo:color="#000000" loext:opacity="100%" style:font-name="Arial" fo:font-size="11pt" fo:language="fr" fo:country="FR" officeooo:rsid="000629f7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0" style:family="text">
      <style:text-properties fo:color="#000000" loext:opacity="100%" style:font-name="Arial" officeooo:rsid="0004ec78"/>
    </style:style>
    <style:style style:name="gr1" style:family="graphic" style:parent-style-name="Frame">
      <style:graphic-properties draw:stroke="solid" svg:stroke-width="0.026cm" svg:stroke-color="#d9d9d9" draw:stroke-linejoin="miter" draw:fill="solid" draw:fill-color="#f2f2f2" draw:textarea-vertical-align="top" draw:auto-grow-height="false" fo:min-height="4.699cm" fo:min-width="15.849cm" fo:padding-top="0.127cm" fo:padding-bottom="0.127cm" fo:padding-left="0.254cm" fo:padding-right="0.254cm" fo:wrap-option="wrap" fo:margin-left="0cm" fo:margin-right="0.053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pan text:style-name="T1"><text:s/>Cahier des charges</text:span></text:h>
      <text:p text:style-name="P9"/>
      <text:p text:style-name="P9"/>
      <text:h text:style-name="Heading_20_2" text:outline-level="2"><text:span text:style-name="T3">1 - Contexte et définition du projet</text:span></text:h>
      <text:p text:style-name="P9"><draw:custom-shape text:anchor-type="paragraph" draw:z-index="0" draw:name="Zone de texte 2" draw:style-name="gr1" draw:text-style-name="P11" svg:width="16.356cm" svg:height="4.952cm" svg:x="0.067cm" svg:y="0.263cm"><text:p text:style-name="Frame_20_contents"><text:span text:style-name="T6">La gestion des inscriptions aux compétitions est encore aujourd’hui assurée par les ligues avec des tableurs, et le développement d’un logiciel davantage adapté est en cours. </text:span></text:p><text:p text:style-name="Frame_20_contents"><text:span text:style-name="T6"><text:s/>L’application en question permet de gérer un ensemble de compétitions, de personnes, et d’affecter des personnes à des compétitions.</text:span></text:p><text:p text:style-name="P1"><text:span text:style-name="T6">Il est possible que certaines compétitions soient réservées à des équipes et qu’il soit impossible à une personne seule de s’inscrire. Dans </text:span><text:span text:style-name="T8">ce</text:span><text:span text:style-name="T6"> cas, tous les membres de l’équipe doivent être enregistrés.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"/>
      <text:p text:style-name="P9"/>
      <text:p text:style-name="P9"/>
      <text:p text:style-name="P9"/>
      <text:h text:style-name="P7" text:outline-level="2"/>
      <text:h text:style-name="Heading_20_2" text:outline-level="2"><text:span text:style-name="T3">2 - Objectif du projet</text:span></text:h>
      <text:p text:style-name="P9"><draw:custom-shape text:anchor-type="paragraph" draw:z-index="1" draw:name="Zone de texte 2" draw:style-name="gr1" draw:text-style-name="P11" svg:width="16.356cm" svg:height="4.952cm" svg:x="-0.092cm" svg:y="0.561cm"><text:p text:style-name="P1"><text:span text:style-name="T6">Réaliser une application sous Java permettant de gérer </text:span><text:span text:style-name="T10">un ensemble de compétitions, de personnes, et d’affecter des personnes à des compétitions.</text:span></text:p><text:p text:style-name="P2"><text:span text:style-name="T6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"/>
      <text:p text:style-name="P9"/>
      <text:p text:style-name="P9"/>
      <text:p text:style-name="P9"/>
      <text:p text:style-name="P9"/>
      <text:h text:style-name="P8" text:outline-level="2"/>
      <text:h text:style-name="Heading_20_2" text:outline-level="2"><text:span text:style-name="T3">3 - Périmètre du projet</text:span></text:h>
      <text:p text:style-name="P9"><draw:custom-shape text:anchor-type="paragraph" draw:z-index="2" draw:name="Zone de texte 2" draw:style-name="gr1" draw:text-style-name="P11" svg:width="16.356cm" svg:height="4.952cm" svg:x="-0.224cm" svg:y="0.37cm"><text:p text:style-name="P1"><text:span text:style-name="T7">L’application doit rester simpl</text:span><text:span text:style-name="T9">e d’utilisation pour le personnel des ligues.</text:span></text:p><text:p text:style-name="P2"><text:span text:style-name="T9">L</text:span><text:span text:style-name="T7">e personnel des ligues doit pouvoir contacter toutes personnes inscrites à compétions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"/>
      <text:p text:style-name="P9"/>
      <text:p text:style-name="P9"/>
      <text:p text:style-name="P9"/>
      <text:p text:style-name="Footer"><text:span text:style-name="T2">Offert par Manager GO! – pour savoir l’utiliser, voir : e</text:span><text:a xlink:type="simple" xlink:href="https://www.manager-go.com/gestion-de-projet/dossiers-methodes/elaborer-un-cdc" text:style-name="Internet_20_link" text:visited-style-name="Visited_20_Internet_20_Link"><text:span text:style-name="Internet_20_link"><text:span text:style-name="T2">xplication de l'exemple de cahier de charges</text:span></text:span></text:a></text:p>
      <text:p text:style-name="P9"/>
      <text:h text:style-name="Heading_20_2" text:outline-level="2"><text:soft-page-break/><text:span text:style-name="T3">4 - Description fonctionnelle des besoins</text:span></text:h>
      <text:p text:style-name="P9"><draw:custom-shape text:anchor-type="paragraph" draw:z-index="3" draw:name="Zone de texte 2" draw:style-name="gr1" draw:text-style-name="P11" svg:width="16.356cm" svg:height="4.952cm" svg:x="0.041cm" svg:y="0.469cm"><text:p text:style-name="P4"><text:span text:style-name="T6">Réaliser une maquette des fenêtres de l’application.</text:span></text:p><text:p text:style-name="P3"><text:span text:style-name="T10">C</text:span><text:span text:style-name="T6">réation d’une base de données pour les compétions, les personnes et les équipes.</text:span></text:p><text:p text:style-name="P4"><text:span text:style-name="T6">Connexion de la base de données sur un serveur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"/>
      <text:p text:style-name="P9"/>
      <text:p text:style-name="P9"/>
      <text:p text:style-name="P9"/>
      <text:p text:style-name="P9"/>
      <text:p text:style-name="P9"/>
      <text:h text:style-name="P8" text:outline-level="2"><text:span text:style-name="T3"/></text:h>
      <text:p text:style-name="P9"/>
      <text:p text:style-name="P9"/>
      <text:h text:style-name="Heading_20_2" text:outline-level="2"><text:span text:style-name="T4">5</text:span><text:span text:style-name="T3"> - Délais de réalisation</text:span></text:h>
      <text:p text:style-name="P9"><draw:custom-shape text:anchor-type="paragraph" draw:z-index="4" draw:name="Zone de texte 2" draw:style-name="gr1" draw:text-style-name="P11" svg:width="16.356cm" svg:height="4.952cm" svg:x="-0.118cm" svg:y="0.503cm"><text:p text:style-name="P1"><text:span text:style-name="T7">Du 17/01/2020 au 01/04/202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"/>
      <text:p text:style-name="P9"/>
      <text:p text:style-name="P9"/>
      <text:p text:style-name="P9"/>
      <text:p text:style-name="P9"><text:bookmark text:name="_GoBack"/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Montserrat Medium" svg:font-family="'Montserrat Medium'" style:font-family-generic="roman" style:font-pitch="variable"/>
    <style:font-face style:name="Tahoma" svg:font-family="Tahoma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fr" fo:country="FR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itre_20_2_20_Car" style:display-name="Titre 2 C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color="#354b60" loext:opacity="100%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7-01T07:09:00</meta:creation-date>
    <meta:initial-creator>www.manager-go.com</meta:initial-creator>
    <dc:language>fr-FR</dc:language>
    <dc:date>2020-09-09T17:01:03.785000000</dc:date>
    <meta:editing-cycles>10</meta:editing-cycles>
    <meta:editing-duration>PT36M6S</meta:editing-duration>
    <meta:generator>LibreOffice/7.0.1.2$Windows_X86_64 LibreOffice_project/7cbcfc562f6eb6708b5ff7d7397325de9e764452</meta:generator>
    <meta:document-statistic meta:table-count="0" meta:image-count="0" meta:object-count="0" meta:page-count="2" meta:paragraph-count="17" meta:word-count="200" meta:character-count="1293" meta:non-whitespace-character-count="110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